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605f"/>
    </style:style>
    <style:style style:name="P2" style:family="paragraph" style:parent-style-name="Standard">
      <style:text-properties officeooo:rsid="001d605f" officeooo:paragraph-rsid="001d605f"/>
    </style:style>
    <style:style style:name="P3" style:family="paragraph" style:parent-style-name="Standard">
      <style:text-properties officeooo:rsid="001e0987" officeooo:paragraph-rsid="001e098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fo:font-weight="normal" officeooo:rsid="001d605f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e0987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605f"/>
    </style:style>
    <style:style style:name="T11" style:family="text">
      <style:text-properties officeooo:rsid="001e09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genda:</text:p>
      <text:p text:style-name="P1"><text:tab/>- Formato de entidade: Entidade (atributos)</text:p>
      <text:p text:style-name="P1"><text:tab/>- Identificador único: <text:span text:style-name="T2">negrito e sublinhado</text:span></text:p>
      <text:p text:style-name="P1"><text:tab/>- Referência: sublinhado e identificado posteriormente</text:p>
      <text:p text:style-name="P1"/>
      <text:p text:style-name="P1">Aluno (<text:span text:style-name="T2">documento</text:span>, nome, idade, telefone, e-mail, <text:span text:style-name="T10">matricula</text:span>)</text:p>
      <text:p text:style-name="P2">matricula referencia Matricula(número)</text:p>
      <text:p text:style-name="P1"/>
      <text:p text:style-name="P1">Curso(<text:span text:style-name="T2">número</text:span>, nome, <text:span text:style-name="T10">matricula, campus</text:span>)</text:p>
      <text:p text:style-name="P2">campus referencia Campus(nome)</text:p>
      <text:p text:style-name="P2">matricula referencia Mtricula(número)</text:p>
      <text:p text:style-name="P1"/>
      <text:p text:style-name="P1">Matrícula(<text:span text:style-name="T2">número</text:span>, <text:span text:style-name="T1">aluno</text:span>, <text:span text:style-name="T1">curso</text:span>)</text:p>
      <text:p text:style-name="P1">aluno referencia Aluno(documento)</text:p>
      <text:p text:style-name="P1">curso referencia Curso(número)</text:p>
      <text:p text:style-name="P1"/>
      <text:p text:style-name="P1">DisciplinasCursadas( <text:span text:style-name="T2">matrícula, disciplina</text:span>)</text:p>
      <text:p text:style-name="P1">matrícula referencia Matrícula(número)</text:p>
      <text:p text:style-name="P1">disciplina referencia Disciplina(código)</text:p>
      <text:p text:style-name="P1"/>
      <text:p text:style-name="P1">Horário(<text:span text:style-name="T3">hora</text:span>, dia da semana, Semana A/B, <text:span text:style-name="T10">semestre, disciplina</text:span>)</text:p>
      <text:p text:style-name="P3">semestre referencia Semestre(ano)</text:p>
      <text:p text:style-name="P3">disciplina referencia Disciplina(código)</text:p>
      <text:p text:style-name="P1"/>
      <text:p text:style-name="P1">Pré-requisito(<text:span text:style-name="T3">Obrigatório</text:span>, Eixo, Carga horária mínima/máxima, <text:span text:style-name="T11">disciplina</text:span>)</text:p>
      <text:p text:style-name="P3">disciplina referencia Disciplina(código)</text:p>
      <text:p text:style-name="P1"/>
      <text:p text:style-name="P1">PedidoDeMatrícula(<text:span text:style-name="T3">sessão</text:span>,CHmin,CHmáx, tipo, <text:span text:style-name="T11">matricula</text:span>)</text:p>
      <text:p text:style-name="P3">matricula referencia Matricula(número)</text:p>
      <text:p text:style-name="P1"/>
      <text:p text:style-name="P1">Disciplina(<text:span text:style-name="T2">código</text:span>, nome, CH, <text:span text:style-name="T10">préRequisito, professor, semestre, horário, matrícula, currículo, pedidoDeMatrícula</text:span>)</text:p>
      <text:p text:style-name="P3">préRequisito referencia PréRequisito(Obrigatório)</text:p>
      <text:p text:style-name="P3">semestre referencia Semestre(ano)</text:p>
      <text:p text:style-name="P3">horário referencia Horário(hora)</text:p>
      <text:p text:style-name="P3">matrícula referencia Matrícula(número)</text:p>
      <text:p text:style-name="P3">currículo referencia Currículo(implantação)</text:p>
      <text:p text:style-name="P3">pedidoDeMatricula referencia PedidoDeMatrícula(sessão)</text:p>
      <text:p text:style-name="P1"/>
      <text:p text:style-name="P2">Ministrado(<text:span text:style-name="T3">professor, disciplina</text:span>)</text:p>
      <text:p text:style-name="P2">professor referencia Professor(documento)</text:p>
      <text:p text:style-name="P2">disciplina referencia Disciplina(código)</text:p>
      <text:p text:style-name="P1"/>
      <text:p text:style-name="P1"/>
      <text:p text:style-name="P1">Professor(<text:span text:style-name="T2">documento</text:span>, nome, <text:span text:style-name="T11">disciplina, câmpus</text:span>)</text:p>
      <text:p text:style-name="P3">câmpus referencia Câmpus(nome)</text:p>
      <text:p text:style-name="P1"/>
      <text:p text:style-name="P1"/>
      <text:p text:style-name="P1">Currículo(<text:span text:style-name="T3">implantação,</text:span><text:span text:style-name="T7"> </text:span><text:span text:style-name="T8">curso, disciplina</text:span>)</text:p>
      <text:p text:style-name="P3">curso referencia Curso(número)</text:p>
      <text:p text:style-name="P3">disciplina referencia Disciplina(código)</text:p>
      <text:p text:style-name="P1"/>
      <text:p text:style-name="P1"><text:soft-page-break/>Campus(<text:span text:style-name="T4">nome,</text:span><text:span text:style-name="T6"> </text:span><text:span text:style-name="T5">professor, curso</text:span>)</text:p>
      <text:p text:style-name="P2">professor referencia Professor(documento)</text:p>
      <text:p text:style-name="P2">curso referencia Curso(número)</text:p>
      <text:p text:style-name="P1"/>
      <text:p text:style-name="P1">Semestre(<text:span text:style-name="T3">ano</text:span>, semestre, <text:span text:style-name="T11">disciplina, horário</text:span>)</text:p>
      <text:p text:style-name="P3">disciplina referencia disciplina(código)</text:p>
      <text:p text:style-name="P3">horário referencia Horário(hora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6:07:33.488887943</meta:creation-date>
    <dc:date>2016-09-03T16:32:15.058538458</dc:date>
    <meta:editing-duration>PT9M21S</meta:editing-duration>
    <meta:editing-cycles>1</meta:editing-cycles>
    <meta:document-statistic meta:table-count="0" meta:image-count="0" meta:object-count="0" meta:page-count="2" meta:paragraph-count="43" meta:word-count="157" meta:character-count="1788" meta:non-whitespace-character-count="1671"/>
    <meta:generator>LibreOffice/4.2.8.2$Linux_x86 LibreOffice_project/420m0$Build-2</meta:generator>
  </office:meta>
</office:document-meta>
</file>